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09f" officeooo:paragraph-rsid="00065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factory_url="http://127.0.0.1:8081/artifactory"</text:p>
      <text:p text:style-name="P1"/>
      <text:p text:style-name="P1">repo=libs-snapshot-local</text:p>
      <text:p text:style-name="P1">artifact=com/mkyong/CounterWebApp</text:p>
      <text:p text:style-name="P1">name=$artifact</text:p>
      <text:p text:style-name="P1"/>
      <text:p text:style-name="P1">url="$artifactory_url/$repo/$artifact"</text:p>
      <text:p text:style-name="P1"/>
      <text:p text:style-name="P1">echo $url</text:p>
      <text:p text:style-name="P1"/>
      <text:p text:style-name="P1">version=`curl -s $url/maven-metadata.xml | grep latest | sed "s/.*&lt;latest&gt;\([^&lt;]*\)&lt;\/latest&gt;.*/\1/"`</text:p>
      <text:p text:style-name="P1"/>
      <text:p text:style-name="P1">build=`curl -s $url/$version/maven-metadata.xml | grep '&lt;value&gt;' | head -1 | sed "s/.*&lt;value&gt;\([^&lt;]*\)&lt;\/value&gt;.*/\1/"`</text:p>
      <text:p text:style-name="P1"/>
      <text:p text:style-name="P1">#echo $name-$build.war <text:s/></text:p>
      <text:p text:style-name="P1"/>
      <text:p text:style-name="P1">BUILD_LATEST="$url/$version/CounterWebApp-$build.war"</text:p>
      <text:p text:style-name="P1"/>
      <text:p text:style-name="P1">echo $BUILD_LATEST</text:p>
      <text:p text:style-name="P1"/>
      <text:p text:style-name="P1">cd /etc/ansible/playbooks/ &amp;&amp; echo $BUILD_LATEST &amp;&amp; sudo ansible-playbook deploy.yml -i hosts <text:s/>-e "{'BUILD_LATEST':'$BUILD_LATEST'}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2:02:29.718472687</meta:creation-date>
    <dc:date>2017-08-20T12:28:28.525089406</dc:date>
    <meta:editing-duration>PT15M48S</meta:editing-duration>
    <meta:editing-cycles>1</meta:editing-cycles>
    <meta:document-statistic meta:table-count="0" meta:image-count="0" meta:object-count="0" meta:page-count="1" meta:paragraph-count="12" meta:word-count="46" meta:character-count="616" meta:non-whitespace-character-count="579"/>
    <meta:generator>LibreOffice/5.1.4.2$Linux_X86_64 LibreOffice_project/10m0$Build-2</meta:generator>
  </office:meta>
</office:document-meta>
</file>